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c40" officeooo:paragraph-rsid="0009d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dum Dare 48</text:p>
      <text:p text:style-name="P1"/>
      <text:p text:style-name="P1">Theme: Deeper and Deeper</text:p>
      <text:p text:style-name="P1"/>
      <text:p text:style-name="P1"/>
      <text:p text:style-name="P1">Uncover conspiracy</text:p>
      <text:p text:style-name="P1">Descend down a pit (TTYD?)</text:p>
      <text:p text:style-name="P1">Swim to the bottom of the ocean</text:p>
      <text:p text:style-name="P1">Smoke weed (that’s deep maaan)</text:p>
      <text:p text:style-name="P1">Explore dreams/subconcious</text:p>
      <text:p text:style-name="P1"/>
      <text:p text:style-name="P1"/>
      <text:p text:style-name="P1">Platformer</text:p>
      <text:p text:style-name="P1">Hack and slash</text:p>
      <text:p text:style-name="P1">Shooter</text:p>
      <text:p text:style-name="P1">Adventure/Exploration</text:p>
      <text:p text:style-name="P1">Narrative? (Prob not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21:32:11.852000000</meta:creation-date>
    <dc:date>2021-04-23T21:50:51.596000000</dc:date>
    <meta:editing-duration>PT7M52S</meta:editing-duration>
    <meta:editing-cycles>1</meta:editing-cycles>
    <meta:document-statistic meta:table-count="0" meta:image-count="0" meta:object-count="0" meta:page-count="1" meta:paragraph-count="12" meta:word-count="37" meta:character-count="241" meta:non-whitespace-character-count="216"/>
    <meta:generator>LibreOffice/7.0.3.1$Windows_X86_64 LibreOffice_project/d7547858d014d4cf69878db179d326fc3483e082</meta:generator>
  </office:meta>
</office:document-meta>
</file>